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2.6528in"/>
        </style:tab-stops>
      </style:paragraph-properties>
      <style:text-properties fo:font-variant="normal" fo:text-transform="none" fo:color="#000000" style:text-position="0% 100%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6528in"/>
        </style:tab-stops>
      </style:paragraph-properties>
      <style:text-properties style:text-position="0% 100%"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 for Applications</text:p>
      <text:p text:style-name="P2">(Ch 12) P 144: 1<text:line-break/>(Ch 13) P 151: 1, 5 <text:line-break/>(Ch 14) P 157: 2,3</text:p>
      <text:p text:style-name="P2"/>
      <text:p text:style-name="P4">Ch 12</text:p>
      <text:p text:style-name="P4">1.</text:p>
      <text:p text:style-name="P3">(a)</text:p>
      <text:p text:style-name="P3">S0 = {P(x,y), P(y,f(z))}</text:p>
      <text:p text:style-name="P3">d1 = {x,y}</text:p>
      <text:p text:style-name="P3">s1 ={x/y}</text:p>
      <text:p text:style-name="P3">S1 = {P(y,y), P(y,f(z))}</text:p>
      <text:p text:style-name="P3">d2 = {y, f(z)}</text:p>
      <text:p text:style-name="P3">s2 = {f(z), y}</text:p>
      <text:p text:style-name="P3">S2 = {P(y,f(z)}</text:p>
      <text:p text:style-name="P3"/>
      <text:p text:style-name="P3">(b)</text:p>
      <text:p text:style-name="P3">S0 = {P(a,y,f(y)), P(z,z,u)}</text:p>
      <text:p text:style-name="P3">d1 = {a,z}</text:p>
      <text:p text:style-name="P3">s1 = {a/z}</text:p>
      <text:p text:style-name="P3">S1 = {P(z,y,f(y)), P(z,z,u)}</text:p>
      <text:p text:style-name="P3">d2 = {y,z}</text:p>
      <text:p text:style-name="P3">s2 = {y/z}</text:p>
      <text:p text:style-name="P3">S2 = {P(z,z,f(y)), P(z,z,u)}</text:p>
      <text:p text:style-name="P3">d3 = {f(y), u}</text:p>
      <text:p text:style-name="P3">s3 = {u/f(y)}</text:p>
      <text:p text:style-name="P3">S3 = {P(z,z,f(y))}</text:p>
      <text:p text:style-name="P3"/>
      <text:p text:style-name="P3">And so on.</text:p>
      <text:p text:style-name="P3"/>
      <text:p text:style-name="P4">Ch 13</text:p>
      <text:p text:style-name="P4">1.</text:p>
      <text:p text:style-name="P3">(a)</text:p>
      <text:p text:style-name="P3">{P(x,y), P(y,z)}, {~P(u, f(u))} </text:p>
      <text:p text:style-name="P3">z/f(u), y/u</text:p>
      <text:p text:style-name="P3"><text:s/>{P(x,u), P(u,f(u))}, {~P(u, f(u))} </text:p>
      <text:p text:style-name="P3">unify P(u, f(u))</text:p>
      <text:p text:style-name="P3"><text:s/>{P(x,u)}</text:p>
      <text:p text:style-name="P3"/>
      <text:p text:style-name="P3">(b)</text:p>
      <text:p text:style-name="P3">{P(x,x), ~R(x,f(x))}, {R(x,y), Q(y,z)}</text:p>
      <text:p text:style-name="P3">y/f(x)</text:p>
      <text:p text:style-name="P3">{P(x,x), ~R(x,f(x))}, {R(x,f(x)), Q(f(x),z)}</text:p>
      <text:p text:style-name="P3">unify R(x,f(x))</text:p>
      <text:p text:style-name="P3">{P(x,x)}, {Q(f(x),z)}</text:p>
      <text:p text:style-name="P3"/>
      <text:p text:style-name="P3">And so on.</text:p>
      <text:p text:style-name="P4"><text:soft-page-break/>5. v, ii, iv, i</text:p>
      <text:p text:style-name="P3">Did these in a pretty much random order; I'm sure the steps can be much shortened.</text:p>
      <text:p text:style-name="P3">1. resolve (v) and (ii) to get:</text:p>
      <text:p text:style-name="P3">(vi) = {~Q(h(b),v)}</text:p>
      <text:p text:style-name="P3">2. resolve (vi) and (iv) to get:</text:p>
      <text:p text:style-name="P3">(vii) = {P(a,u,f(h(u))), H(u,a), Q(h(b),b)}</text:p>
      <text:p text:style-name="P3">3. resolve (vii) and (v) to get:</text:p>
      <text:p text:style-name="P3">(viii) = {P(a,v,f(h(v))), Q(h(b),b)}</text:p>
      <text:p text:style-name="P3">4. resolve (viii) and (i) to get:</text:p>
      <text:p text:style-name="P3">(ix) = {P(a,v,f(h(v))), P(a,x,f(h(b))), P(a, f(h(b))}</text:p>
      <text:p text:style-name="P3">5. resolve (ix) and (iii) to get:</text:p>
      <text:p text:style-name="P3">(x) = {P(a,x,f(h(v))), P(a, f(h(v)), H(x,a)}</text:p>
      <text:p text:style-name="P3">We can then resolve (x) with (iii) repeatedly until our only terms are the predicates H(a,b), and then resolve that with (v) repeatedly. I don't think I need to type it out.</text:p>
      <text:p text:style-name="P3"/>
      <text:p text:style-name="P4">Ch 14</text:p>
      <text:p text:style-name="P4">2.</text:p>
      <text:p text:style-name="P3">By 13.6 and 13.10, we already have the soundness and completeness of resolution (that is not necessarily linear). For completeness, we <text:s/>must then show that if S is unsatisfiable, there is a linear resolution refutation of S, which we are given by theorem 14.4. For soundness, we assume that S produces box through linear resolution, and we must show that S must also be unsatisfiable. Suppose S is satisfiable. Then, by 13.6, box cannot be an element of the resolution of S, but it is, so this is the desired contradiction. (This probably isn't very correct, but I don't currently have time to wrestle with it more and will try to return to it later).</text:p>
      <text:p text:style-name="P3"/>
      <text:p text:style-name="P4">3.</text:p>
      <text:p text:style-name="P6">This doesn't use the exact same syntactic rules from our book</text:p>
      <text:p text:style-name="P6">i.</text:p>
      <text:p text:style-name="P6">Ex. Dragon(x)</text:p>
      <text:p text:style-name="P6">ii.</text:p>
      <text:p text:style-name="P6">Ex. Dragon(x) &amp; (Sleeping(x) | Hunting(x))</text:p>
      <text:p text:style-name="P6">iii.</text:p>
      <text:p text:style-name="P6">Ex. Dragon(x) &amp; (Hungry(x) -&gt; ~Sleeping(x))</text:p>
      <text:p text:style-name="P6">iv.</text:p>
      <text:p text:style-name="P6">Ex. Dragon(x) &amp; (Tired(x) -&gt; ~Hunting(x))</text:p>
      <text:p text:style-name="P6">(a).</text:p>
      <text:p text:style-name="P6">Hunts in the forest (rules iii and ii)</text:p>
      <text:p text:style-name="P6">(b).</text:p>
      <text:p text:style-name="P5">Sleeping (rules iv and i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Set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1-30T22:35:37</meta:creation-date>
    <dc:creator>jb</dc:creator>
    <dc:date>2011-03-21T17:00:29</dc:date>
    <meta:editing-cycles>117</meta:editing-cycles>
    <meta:editing-duration>PT5H55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0" meta:word-count="533" meta:character-count="2216"/>
  </office:meta>
</office:document-meta>
</file>